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officeooo:paragraph-rsid="001e9a4a"/>
    </style:style>
    <style:style style:name="P3"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4" style:family="paragraph" style:parent-style-name="Standard">
      <style:text-properties fo:color="#000000"/>
    </style:style>
    <style:style style:name="T1" style:family="text">
      <style:text-properties fo:color="#000000"/>
    </style:style>
    <style:style style:name="T2" style:family="text">
      <style:text-properties fo:color="#000000" officeooo:rsid="001e9a4a"/>
    </style:style>
    <style:style style:name="T3" style:family="text">
      <style:text-properties fo:color="#000000" officeooo:rsid="00202fd5"/>
    </style:style>
    <style:style style:name="T4" style:family="text">
      <style:text-properties officeooo:rsid="001bdc58"/>
    </style:style>
    <style:style style:name="T5" style:family="text">
      <style:text-properties officeooo:rsid="00202fd5"/>
    </style:style>
    <style:style style:name="T6" style:family="text">
      <style:text-properties officeooo:rsid="00233bdd"/>
    </style:style>
    <style:style style:name="T7" style:family="text">
      <style:text-properties fo:font-weight="bold" officeooo:rsid="00233bd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 Letter</text:p>
      <text:p text:style-name="Standard">To who may concern:</text:p>
      <text:p text:style-name="Standard">I read <text:span text:style-name="T4">this</text:span> job advertisement on See<text:span text:style-name="T4">k,</text:span><text:span text:style-name="T1"> which I'm very interested in. I think my profile would be competent for the following reasons:</text:span></text:p>
      <text:p text:style-name="P1">1. I have more than 3 years real-world working experience.</text:p>
      <text:p text:style-name="P1">2. .NET is the primary platform that my current company focuses on. We develop digital signage distributed system with various .NET technologies, such as WPF, WCF, ASP.NET MVC, MS SQL Server, Entity Framework, ADO.NET, etc. <text:span text:style-name="T7">I'm very familiar with Bootstrap + KnockoutJS as well as MVVM pattern.</text:span></text:p>
      <text:p text:style-name="P2"><text:span text:style-name="T2">3. I have</text:span><text:span text:style-name="T3"> been exposed to</text:span><text:span text:style-name="T2"> </text:span><text:span text:style-name="T3">none .NET</text:span><text:span text:style-name="T2"> development</text:span><text:span text:style-name="T3"> as well, such as</text:span><text:span text:style-name="T2"> PHP + MySQL, </text:span><text:span text:style-name="T3">which gives me more knowledge and experience regarding web development.</text:span></text:p>
      <text:p text:style-name="Standard"><text:span text:style-name="T5">4</text:span>. I have experience in both front-end <text:span text:style-name="T5">too. For instance,</text:span> I have experience in JavaScript (for example, jQuery, KnockoutJS), CSS framework (for example, bootstrap, foundation<text:span text:style-name="T4">).</text:span></text:p>
      <text:p text:style-name="Standard"><text:span text:style-name="T5">5</text:span>. Understanding of full life cycle of software development: I'm also the only one in our current team who is responsible for daily software build. To do this, one needs to understand software obfuscation, command-line build tools, installer language, etc.</text:p>
      <text:p text:style-name="Standard">For more reasons why you should consider me, please check out my C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4pt" style:language-complex="th" style:country-complex="TH"/>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SimSun" style:font-size-asian="11pt" style:language-asian="zh" style:country-asian="CN" style:font-name-complex="Tahoma" style:font-size-complex="14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Times New Roman" fo:font-size="12pt" fo:language="en" fo:country="AU" style:font-name-asian="SimSun" style:font-size-asian="12pt"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Heading" style:default-outline-level="1" style:list-style-name="" style:class="text">
      <style:text-properties style:font-name="Times New Roman1" fo:font-size="24pt" fo:font-weight="bold" style:font-name-asian="SimSun" style:font-size-asian="24pt" style:font-weight-asian="bold" style:font-size-complex="24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meta:editing-cycles>
    <meta:creation-date>2014-06-05T14:23:00</meta:creation-date>
    <dc:date>2014-06-16T10:36:47.23</dc:date>
    <meta:editing-duration>PT19S</meta:editing-duration>
    <meta:generator>LibreOffice/4.0.0.3$Windows_x86 LibreOffice_project/7545bee9c2a0782548772a21bc84a9dcc583b89</meta:generator>
    <meta:document-statistic meta:table-count="0" meta:image-count="0" meta:object-count="0" meta:page-count="1" meta:paragraph-count="9" meta:word-count="190" meta:character-count="1165" meta:non-whitespace-character-count="98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